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co1" style:family="table-column">
      <style:table-column-properties style:column-width="1.265cm" style:use-optimal-column-width="false"/>
    </style:style>
    <style:style style:name="co2" style:family="table-column">
      <style:table-column-properties style:column-width="1.46cm" style:use-optimal-column-width="false"/>
    </style:style>
    <style:style style:name="co3" style:family="table-column">
      <style:table-column-properties style:column-width="1.459cm" style:use-optimal-column-width="false"/>
    </style:style>
    <style:style style:name="ro1" style:family="table-row">
      <style:table-row-properties style:row-height="0.679cm"/>
    </style:style>
    <style:style style:name="ro2" style:family="table-row">
      <style:table-row-properties style:row-height="0.647cm"/>
    </style:style>
    <style:style style:name="ro3" style:family="table-row">
      <style:table-row-properties style:row-height="0.59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none" fo:border-top="0.001cm solid #000000" fo:border-bottom="none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-left="0.001cm solid #000000" fo:border-right="none" fo:border-top="none" fo:border-bottom="none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0.001cm solid #000000" fo:border-bottom="none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none" fo:border-bottom="none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4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ize-asian="13pt" style:font-style-asian="normal" style:font-size-complex="13pt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8.858cm" svg:y="6.229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11.558cm" svg:y="6.229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47cm" svg:y1="6.673cm" svg:x2="11.558cm" svg:y2="6.673cm" draw:start-shape="id1" draw:start-glue-point="10" draw:end-shape="id2" draw:end-glue-point="6" svg:d="M9747 6673h1811">
          <text:p/>
        </draw:connector>
        <draw:frame draw:style-name="standard" draw:layer="layout" svg:width="1.264cm" svg:height="1.325cm" svg:x="8.625cm" svg:y="7.1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3">P</text:span>(<text:span text:style-name="T3">X</text:span><text:span text:style-name="T4">1</text:span>)</text:p>
              </table:table-cell>
            </table:table-row>
            <table:table-row table:style-name="ro2">
              <table:table-cell table:style-name="ce2">
                <text:p text:style-name="P3">0.5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918cm" svg:height="1.876cm" svg:x="10.934cm" svg:y="7.1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3">
                <text:p text:style-name="P3"><text:span text:style-name="T3">X</text:span><text:span text:style-name="T4">1</text:span></text:p>
              </table:table-cell>
              <table:table-cell table:style-name="ce4">
                <text:p text:style-name="P4"><text:span text:style-name="T3">P</text:span>(<text:span text:style-name="T3">X</text:span><text:span text:style-name="T4">2</text:span>=1)</text:p>
              </table:table-cell>
            </table:table-row>
            <table:table-row table:style-name="ro3">
              <table:table-cell table:style-name="ce2">
                <text:p text:style-name="P3">1</text:p>
              </table:table-cell>
              <table:table-cell table:style-name="ce5">
                <text:p text:style-name="P3">0.71</text:p>
              </table:table-cell>
            </table:table-row>
            <table:table-row table:style-name="ro3">
              <table:table-cell table:style-name="ce3">
                <text:p text:style-name="P3">0</text:p>
              </table:table-cell>
              <table:table-cell table:style-name="ce6">
                <text:p text:style-name="P3">0.40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5T16:39:40.72</dc:date>
    <dc:creator>Loc Nguyen</dc:creator>
    <meta:editing-duration>PT1H10M15S</meta:editing-duration>
    <meta:editing-cycles>8</meta:editing-cycles>
    <meta:generator>OpenOffice/4.1.2$Win32 OpenOffice.org_project/412m3$Build-9782</meta:generator>
    <meta:document-statistic meta:object-count="5"/>
  </office:meta>
</office:document-meta>
</file>